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3A000000872A9A0F52FE374B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style:rel-width="100%" table:align="center"/>
    </style:style>
    <style:style style:name="Table1.A" style:family="table-column">
      <style:table-column-properties style:column-width="2.8125in" style:rel-column-width="4050*"/>
    </style:style>
    <style:style style:name="Table1.B" style:family="table-column">
      <style:table-column-properties style:column-width="0.8125in" style:rel-column-width="1170*"/>
    </style:style>
    <style:style style:name="Table1.C" style:family="table-column">
      <style:table-column-properties style:column-width="0.5in" style:rel-column-width="720*"/>
    </style:style>
    <style:style style:name="Table1.D" style:family="table-column">
      <style:table-column-properties style:column-width="0.6875in" style:rel-column-width="990*"/>
    </style:style>
    <style:style style:name="Table1.F" style:family="table-column">
      <style:table-column-properties style:column-width="0.875in" style:rel-column-width="1260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19047c"/>
    </style:style>
    <style:style style:name="P2" style:family="paragraph" style:parent-style-name="Standard">
      <style:paragraph-properties fo:text-align="center" style:justify-single-word="false"/>
      <style:text-properties officeooo:paragraph-rsid="001cdf68"/>
    </style:style>
    <style:style style:name="P3" style:family="paragraph" style:parent-style-name="Standard">
      <style:paragraph-properties fo:text-align="center" style:justify-single-word="false"/>
      <style:text-properties officeooo:paragraph-rsid="001d17e7"/>
    </style:style>
    <style:style style:name="P4" style:family="paragraph" style:parent-style-name="Text_20_body">
      <style:paragraph-properties fo:text-align="center" style:justify-single-word="false"/>
      <style:text-properties officeooo:paragraph-rsid="0020a3a8"/>
    </style:style>
    <style:style style:name="P5" style:family="paragraph" style:parent-style-name="Table_20_Contents">
      <style:text-properties officeooo:paragraph-rsid="0020a3a8"/>
    </style:style>
    <style:style style:name="P6" style:family="paragraph" style:parent-style-name="Table_20_Contents">
      <style:text-properties officeooo:rsid="0020a3a8" officeooo:paragraph-rsid="0020a3a8"/>
    </style:style>
    <style:style style:name="P7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Heading">
      <style:paragraph-properties fo:text-align="center" style:justify-single-word="false"/>
      <style:text-properties fo:font-size="10pt" officeooo:rsid="001d17e7" officeooo:paragraph-rsid="001d17e7" style:font-size-asian="10pt" style:font-size-complex="10pt"/>
    </style:style>
    <style:style style:name="P9" style:family="paragraph" style:parent-style-name="Title">
      <style:text-properties officeooo:rsid="001eea7d" officeooo:paragraph-rsid="001eea7d"/>
    </style:style>
    <style:style style:name="P10" style:family="paragraph" style:parent-style-name="Standard">
      <style:paragraph-properties fo:margin-top="0in" fo:margin-bottom="0in" loext:contextual-spacing="false" fo:line-height="150%"/>
      <style:text-properties officeooo:rsid="001f82e3" officeooo:paragraph-rsid="001f82e3"/>
    </style:style>
    <style:style style:name="P11" style:family="paragraph" style:parent-style-name="Text_20_body" style:list-style-name="L2">
      <style:paragraph-properties fo:margin-top="0in" fo:margin-bottom="0in" loext:contextual-spacing="false" fo:line-height="150%"/>
    </style:style>
    <style:style style:name="P12" style:family="paragraph" style:parent-style-name="Text_20_body" style:list-style-name="L2">
      <style:paragraph-properties fo:margin-top="0in" fo:margin-bottom="0in" loext:contextual-spacing="false" fo:line-height="150%"/>
      <style:text-properties officeooo:paragraph-rsid="0018af0a"/>
    </style:style>
    <style:style style:name="P13" style:family="paragraph" style:parent-style-name="Text_20_body" style:list-style-name="L3">
      <style:paragraph-properties fo:margin-top="0in" fo:margin-bottom="0in" loext:contextual-spacing="false"/>
    </style:style>
    <style:style style:name="P14" style:family="paragraph" style:parent-style-name="Author" style:list-style-name="L1">
      <style:paragraph-properties fo:text-align="start" style:justify-single-word="false"/>
      <style:text-properties officeooo:rsid="001f48b0" officeooo:paragraph-rsid="001f82e3"/>
    </style:style>
    <style:style style:name="P15" style:family="paragraph" style:parent-style-name="Author" style:list-style-name="L1">
      <style:paragraph-properties fo:text-align="start" style:justify-single-word="false"/>
      <style:text-properties officeooo:rsid="001f82e3" officeooo:paragraph-rsid="001f82e3"/>
    </style:style>
    <style:style style:name="P16" style:family="paragraph" style:parent-style-name="Heading_20_1">
      <style:text-properties officeooo:rsid="001f82e3" officeooo:paragraph-rsid="001f82e3"/>
    </style:style>
    <style:style style:name="P17" style:family="paragraph" style:parent-style-name="Heading_20_1">
      <style:paragraph-properties fo:break-before="page"/>
      <style:text-properties officeooo:rsid="001f82e3" officeooo:paragraph-rsid="001f82e3"/>
    </style:style>
    <style:style style:name="P18" style:family="paragraph" style:parent-style-name="Heading_20_2">
      <style:text-properties officeooo:paragraph-rsid="00232481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1f48b0"/>
    </style:style>
    <style:style style:name="T3" style:family="text">
      <style:text-properties officeooo:rsid="001f82e3"/>
    </style:style>
    <style:style style:name="T4" style:family="text">
      <style:text-properties officeooo:rsid="0020a3a8"/>
    </style:style>
    <style:style style:name="T5" style:family="text">
      <style:text-properties fo:font-weight="bold" officeooo:rsid="001f82e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5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q1" form:control-implementation="ooo:com.sun.star.form.component.RadioButton" xml:id="control8" form:id="control8" form:current-selected="true" formx:group-name="ab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9" form:id="control9" formx:group-name="ab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10" form:id="control10" formx:group-name="ab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11" form:id="control11" formx:group-name="ab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12" form:id="control12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13" form:id="control13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14" form:id="control14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15" form:id="control15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16" form:id="control16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7" form:id="control17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8" form:id="control18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9" form:id="control19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20" form:id="control20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21" form:id="control21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22" form:id="control22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23" form:id="control23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24" form:id="control24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25" form:id="control25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6" form:id="control26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7" form:id="control27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8" form:id="control28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9" form:id="control29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30" form:id="control30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31" form:id="control31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32" form:id="control32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33" form:id="control33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area form:name="Text Box 8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1" form:control-implementation="ooo:com.sun.star.form.component.CheckBox" xml:id="control37" form:id="control3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iche <text:span text:style-name="T3">Bilan</text:span> Projet Commun</text:p>
      <text:p text:style-name="Subtitle">M1 MIAGE Sorbonne</text:p>
      <text:list xml:id="list2526394748" text:style-name="L1">
        <text:list-item>
          <text:p text:style-name="P14">La section “<text:bookmark-start text:name="informations-equipe1"/><text:span text:style-name="T3">P</text:span><text:bookmark-end text:name="informations-equipe1"/><text:span text:style-name="T3">artie Equipe</text:span>” doit être remplie par Chef de Projet de l’équipe</text:p>
        </text:list-item>
        <text:list-item>
          <text:p text:style-name="P14">Le chef de projet transmet ensuite la fiche au sponsor </text:p>
        </text:list-item>
        <text:list-item>
          <text:p text:style-name="P14"><text:span text:style-name="T3">Le Sponsor </text:span>remplit <text:span text:style-name="T3">la section “Partie Sponsor”</text:span></text:p>
        </text:list-item>
        <text:list-item>
          <text:p text:style-name="P15">Le sponsor transmet ensuite la fiche remplie à <text:a xlink:type="simple" xlink:href="mailto:nicolas.herbaut@univ-paris1.fr?subject=projet-commun-m1" text:style-name="Internet_20_link" text:visited-style-name="Visited_20_Internet_20_Link">nicolas.herbaut@univ-paris1.fr</text:a> depuis son mail professionel.</text:p>
        </text:list-item>
        <text:list-item>
          <text:p text:style-name="P15">Date limite: J-7 avant la soutenance.</text:p>
        </text:list-item>
      </text:list>
      <text:h text:style-name="P16" text:outline-level="1"><text:bookmark-start text:name="informations-equipe"/>P<text:bookmark-end text:name="informations-equipe"/>artie Equipe</text:h>
      <text:h text:style-name="Heading_20_2" text:outline-level="2">Informations de l’équipe</text:h>
      <text:list xml:id="list531555279" text:style-name="L2">
        <text:list-item>
          <text:p text:style-name="P11">Nom du projet: <draw:control text:anchor-type="as-char" svg:y="-0.1598in" draw:z-index="0" draw:name="Shape1" draw:style-name="gr1" draw:text-style-name="P20" svg:width="4.8598in" svg:height="0.3004in" draw:control="control1"/></text:p>
        </text:list-item>
        <text:list-item>
          <text:p text:style-name="P12">Chef de projet: <draw:control text:anchor-type="as-char" draw:z-index="1" draw:name="Shape2" draw:style-name="gr2" draw:text-style-name="P20" svg:width="2.5406in" svg:height="0.3004in" draw:control="control2"/><text:s/>Email : <draw:control text:anchor-type="as-char" draw:z-index="2" draw:name="Shape2" draw:style-name="gr2" draw:text-style-name="P20" svg:width="1.7303in" svg:height="0.3004in" draw:control="control3"/></text:p>
        </text:list-item>
        <text:list-item>
          <text:p text:style-name="P11">Membres de l’équipe: </text:p>
        </text:list-item>
      </text:list>
      <text:h text:style-name="P18" text:outline-level="2"><draw:control text:anchor-type="as-char" draw:z-index="34" draw:name="Shape3" draw:style-name="gr4" draw:text-style-name="P20" svg:width="6.2976in" svg:height="0.8323in" draw:control="control35"/></text:h>
      <text:h text:style-name="P18" text:outline-level="2">Commentaires de l’équipe</text:h>
      <text:p text:style-name="P10"><draw:control text:anchor-type="as-char" svg:y="-1.028in" draw:z-index="35" draw:name="Shape3" draw:style-name="gr1" draw:text-style-name="P20" svg:width="6.3169in" svg:height="2.0461in" draw:control="control36"/></text:p>
      <text:h text:style-name="P17" text:outline-level="1">Partie Sponsor</text:h>
      <text:h text:style-name="Heading_20_2" text:outline-level="2"><text:bookmark-start text:name="information-sponsor"/>Information<text:span text:style-name="T4">s</text:span> Sponsor<text:bookmark-end text:name="information-sponsor"/></text:h>
      <text:list xml:id="list1280187168" text:style-name="L3">
        <text:list-item>
          <text:p text:style-name="P13">Nom du sponsor: <text:s/><draw:control text:anchor-type="as-char" svg:y="-0.2055in" draw:z-index="3" draw:name="Shape4" draw:style-name="gr1" draw:text-style-name="P20" svg:width="4.728in" svg:height="0.3004in" draw:control="control4"/></text:p>
        </text:list-item>
        <text:list-item>
          <text:p text:style-name="P13">Email du sponsor: <draw:control text:anchor-type="as-char" svg:y="-0.2098in" draw:z-index="4" draw:name="Shape5" draw:style-name="gr1" draw:text-style-name="P20" svg:width="4.7043in" svg:height="0.3004in" draw:control="control5"/></text:p>
        </text:list-item>
        <text:list-item>
          <text:p text:style-name="P13">Affiliation : <draw:control text:anchor-type="as-char" draw:z-index="5" draw:name="Shape6" draw:style-name="gr2" draw:text-style-name="P20" svg:width="2.2331in" svg:height="0.3004in" draw:control="control6"/><text:s/>Fonctions:<draw:control text:anchor-type="as-char" svg:y="-0.1417in" draw:z-index="6" draw:name="Shape7" draw:style-name="gr1" draw:text-style-name="P20" svg:width="2.163in" svg:height="0.2335in" draw:control="control7"/></text:p>
        </text:list-item>
      </text:list>
      <text:h text:style-name="Heading_20_2" text:outline-level="2"><text:bookmark text:name="evaluation-du-projet"/><text:bookmark-start text:name="evaluation-de-léquipe"/>Evaluation de l’équipe<text:bookmark-end text:name="evaluation-de-léquipe"/> <text:span text:style-name="T2">par le sponsor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header-rows>
          <table:table-row>
            <table:table-cell table:style-name="Table1.A1" office:value-type="string">
              <text:p text:style-name="Table_20_Heading">Appréciations</text:p>
            </table:table-cell>
            <table:table-cell table:style-name="Table1.A1" office:value-type="string">
              <text:p text:style-name="P7"><text:span text:style-name="T4">4-</text:span>Excellent</text:p>
            </table:table-cell>
            <table:table-cell table:style-name="Table1.A1" office:value-type="string">
              <text:p text:style-name="P7"><text:span text:style-name="T4">3-</text:span>Bien</text:p>
            </table:table-cell>
            <table:table-cell table:style-name="Table1.A1" office:value-type="string">
              <text:p text:style-name="P7"><text:span text:style-name="T4">2-</text:span>Passable</text:p>
            </table:table-cell>
            <table:table-cell table:style-name="Table1.A1" office:value-type="string">
              <text:p text:style-name="P7"><text:span text:style-name="T4">1-</text:span>Médiocre</text:p>
            </table:table-cell>
            <table:table-cell table:style-name="Table1.A1" office:value-type="string">
              <text:p text:style-name="P8">N/A</text:p>
            </table:table-cell>
          </table:table-row>
        </table:table-header-rows>
        <table:table-row>
          <table:table-cell table:style-name="Table1.A1" office:value-type="string">
            <text:p text:style-name="Table_20_Contents">Application et sérieux dans le travail</text:p>
          </table:table-cell>
          <table:table-cell table:style-name="Table1.A1" office:value-type="string">
            <text:p text:style-name="P1"><draw:control text:anchor-type="as-char" svg:y="0.002in" draw:z-index="7" draw:name="Shape8" draw:style-name="gr3" draw:text-style-name="P21" svg:width="0.1087in" svg:height="0.1307in" draw:control="control8"/></text:p>
          </table:table-cell>
          <table:table-cell table:style-name="Table1.A1" office:value-type="string">
            <text:p text:style-name="P1"><draw:control text:anchor-type="as-char" svg:y="0.002in" draw:z-index="8" draw:name="Shape8" draw:style-name="gr3" draw:text-style-name="P21" svg:width="0.1087in" svg:height="0.1307in" draw:control="control9"/></text:p>
          </table:table-cell>
          <table:table-cell table:style-name="Table1.A1" office:value-type="string">
            <text:p text:style-name="P1"><draw:control text:anchor-type="as-char" svg:y="0.002in" draw:z-index="9" draw:name="Shape8" draw:style-name="gr3" draw:text-style-name="P21" svg:width="0.1087in" svg:height="0.1307in" draw:control="control10"/></text:p>
          </table:table-cell>
          <table:table-cell table:style-name="Table1.A1" office:value-type="string">
            <text:p text:style-name="P1"><draw:control text:anchor-type="as-char" svg:y="0.002in" draw:z-index="10" draw:name="Shape8" draw:style-name="gr3" draw:text-style-name="P21" svg:width="0.1087in" svg:height="0.1307in" draw:control="control11"/>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5">Compétences techniques</text:p>
          </table:table-cell>
          <table:table-cell table:style-name="Table1.A1" office:value-type="string">
            <text:p text:style-name="P1"><draw:control text:anchor-type="as-char" svg:y="0.002in" draw:z-index="11" draw:name="Shape8" draw:style-name="gr3" draw:text-style-name="P21" svg:width="0.1087in" svg:height="0.1307in" draw:control="control12"/></text:p>
          </table:table-cell>
          <table:table-cell table:style-name="Table1.A1" office:value-type="string">
            <text:p text:style-name="P2"><draw:control text:anchor-type="as-char" svg:y="0.002in" draw:z-index="12" draw:name="Shape8" draw:style-name="gr3" draw:text-style-name="P21" svg:width="0.1087in" svg:height="0.1307in" draw:control="control13"/></text:p>
          </table:table-cell>
          <table:table-cell table:style-name="Table1.A1" office:value-type="string">
            <text:p text:style-name="P2"><draw:control text:anchor-type="as-char" svg:y="0.002in" draw:z-index="13" draw:name="Shape8" draw:style-name="gr3" draw:text-style-name="P21" svg:width="0.1087in" svg:height="0.1307in" draw:control="control14"/></text:p>
          </table:table-cell>
          <table:table-cell table:style-name="Table1.A1" office:value-type="string">
            <text:p text:style-name="P2"><draw:control text:anchor-type="as-char" svg:y="0.002in" draw:z-index="14" draw:name="Shape8" draw:style-name="gr3" draw:text-style-name="P21" svg:width="0.1087in" svg:height="0.1307in" draw:control="control15"/></text:p>
          </table:table-cell>
          <table:table-cell table:style-name="Table1.A1" office:value-type="string">
            <text:p text:style-name="P2"><draw:control text:anchor-type="as-char" svg:y="0.002in" draw:z-index="15" draw:name="Shape8" draw:style-name="gr3" draw:text-style-name="P21" svg:width="0.1087in" svg:height="0.1307in" draw:control="control16"/></text:p>
          </table:table-cell>
        </table:table-row>
        <table:table-row>
          <table:table-cell table:style-name="Table1.A1" office:value-type="string">
            <text:p text:style-name="P5">Capacité d’adaptation, d’initiative et d’imagination</text:p>
          </table:table-cell>
          <table:table-cell table:style-name="Table1.A1" office:value-type="string">
            <text:p text:style-name="P2"><draw:control text:anchor-type="as-char" svg:y="0.002in" draw:z-index="16" draw:name="Shape8" draw:style-name="gr3" draw:text-style-name="P21" svg:width="0.1087in" svg:height="0.1307in" draw:control="control17"/></text:p>
          </table:table-cell>
          <table:table-cell table:style-name="Table1.A1" office:value-type="string">
            <text:p text:style-name="P2"><draw:control text:anchor-type="as-char" svg:y="0.002in" draw:z-index="17" draw:name="Shape8" draw:style-name="gr3" draw:text-style-name="P21" svg:width="0.1087in" svg:height="0.1307in" draw:control="control18"/></text:p>
          </table:table-cell>
          <table:table-cell table:style-name="Table1.A1" office:value-type="string">
            <text:p text:style-name="P2"><draw:control text:anchor-type="as-char" svg:y="0.002in" draw:z-index="18" draw:name="Shape8" draw:style-name="gr3" draw:text-style-name="P21" svg:width="0.1087in" svg:height="0.1307in" draw:control="control19"/></text:p>
          </table:table-cell>
          <table:table-cell table:style-name="Table1.A1" office:value-type="string">
            <text:p text:style-name="P2"><draw:control text:anchor-type="as-char" svg:y="0.002in" draw:z-index="19" draw:name="Shape8" draw:style-name="gr3" draw:text-style-name="P21" svg:width="0.1087in" svg:height="0.1307in" draw:control="control20"/></text:p>
          </table:table-cell>
          <table:table-cell table:style-name="Table1.A1" office:value-type="string">
            <text:p text:style-name="P2"><draw:control text:anchor-type="as-char" svg:y="0.002in" draw:z-index="20" draw:name="Shape8" draw:style-name="gr3" draw:text-style-name="P21" svg:width="0.1087in" svg:height="0.1307in" draw:control="control21"/></text:p>
          </table:table-cell>
        </table:table-row>
        <table:table-row>
          <table:table-cell table:style-name="Table1.A1" office:value-type="string">
            <text:p text:style-name="P6">Capacité de communiquation</text:p>
          </table:table-cell>
          <table:table-cell table:style-name="Table1.A1" office:value-type="string">
            <text:p text:style-name="P3"><draw:control text:anchor-type="as-char" svg:y="0.002in" draw:z-index="21" draw:name="Shape8" draw:style-name="gr3" draw:text-style-name="P21" svg:width="0.1087in" svg:height="0.1307in" draw:control="control22"/></text:p>
          </table:table-cell>
          <table:table-cell table:style-name="Table1.A1" office:value-type="string">
            <text:p text:style-name="P3"><draw:control text:anchor-type="as-char" svg:y="0.002in" draw:z-index="22" draw:name="Shape8" draw:style-name="gr3" draw:text-style-name="P21" svg:width="0.1087in" svg:height="0.1307in" draw:control="control23"/></text:p>
          </table:table-cell>
          <table:table-cell table:style-name="Table1.A1" office:value-type="string">
            <text:p text:style-name="P3"><draw:control text:anchor-type="as-char" svg:y="0.002in" draw:z-index="23" draw:name="Shape8" draw:style-name="gr3" draw:text-style-name="P21" svg:width="0.1087in" svg:height="0.1307in" draw:control="control24"/></text:p>
          </table:table-cell>
          <table:table-cell table:style-name="Table1.A1" office:value-type="string">
            <text:p text:style-name="P3"><draw:control text:anchor-type="as-char" svg:y="0.002in" draw:z-index="24" draw:name="Shape8" draw:style-name="gr3" draw:text-style-name="P21" svg:width="0.1087in" svg:height="0.1307in" draw:control="control25"/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5">Qualité du travail effectué</text:p>
          </table:table-cell>
          <table:table-cell table:style-name="Table1.A1" office:value-type="string">
            <text:p text:style-name="P3"><draw:control text:anchor-type="as-char" svg:y="0.002in" draw:z-index="25" draw:name="Shape8" draw:style-name="gr3" draw:text-style-name="P21" svg:width="0.1087in" svg:height="0.1307in" draw:control="control26"/></text:p>
          </table:table-cell>
          <table:table-cell table:style-name="Table1.A1" office:value-type="string">
            <text:p text:style-name="P3"><draw:control text:anchor-type="as-char" svg:y="0.002in" draw:z-index="26" draw:name="Shape8" draw:style-name="gr3" draw:text-style-name="P21" svg:width="0.1087in" svg:height="0.1307in" draw:control="control27"/></text:p>
          </table:table-cell>
          <table:table-cell table:style-name="Table1.A1" office:value-type="string">
            <text:p text:style-name="P3"><draw:control text:anchor-type="as-char" svg:y="0.002in" draw:z-index="27" draw:name="Shape8" draw:style-name="gr3" draw:text-style-name="P21" svg:width="0.1087in" svg:height="0.1307in" draw:control="control28"/></text:p>
          </table:table-cell>
          <table:table-cell table:style-name="Table1.A1" office:value-type="string">
            <text:p text:style-name="P3"><draw:control text:anchor-type="as-char" svg:y="0.002in" draw:z-index="28" draw:name="Shape8" draw:style-name="gr3" draw:text-style-name="P21" svg:width="0.1087in" svg:height="0.1307in" draw:control="control29"/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5">Avis général</text:p>
          </table:table-cell>
          <table:table-cell table:style-name="Table1.A1" office:value-type="string">
            <text:p text:style-name="P3"><draw:control text:anchor-type="as-char" svg:y="0.002in" draw:z-index="29" draw:name="Shape8" draw:style-name="gr3" draw:text-style-name="P21" svg:width="0.1087in" svg:height="0.1307in" draw:control="control30"/></text:p>
          </table:table-cell>
          <table:table-cell table:style-name="Table1.A1" office:value-type="string">
            <text:p text:style-name="P3"><draw:control text:anchor-type="as-char" svg:y="0.002in" draw:z-index="30" draw:name="Shape8" draw:style-name="gr3" draw:text-style-name="P21" svg:width="0.1087in" svg:height="0.1307in" draw:control="control31"/></text:p>
          </table:table-cell>
          <table:table-cell table:style-name="Table1.A1" office:value-type="string">
            <text:p text:style-name="P3"><draw:control text:anchor-type="as-char" svg:y="0.002in" draw:z-index="31" draw:name="Shape8" draw:style-name="gr3" draw:text-style-name="P21" svg:width="0.1087in" svg:height="0.1307in" draw:control="control32"/></text:p>
          </table:table-cell>
          <table:table-cell table:style-name="Table1.A1" office:value-type="string">
            <text:p text:style-name="P3"><draw:control text:anchor-type="as-char" svg:y="0.002in" draw:z-index="32" draw:name="Shape8" draw:style-name="gr3" draw:text-style-name="P21" svg:width="0.1087in" svg:height="0.1307in" draw:control="control33"/></text:p>
          </table:table-cell>
          <table:table-cell table:style-name="Table1.A1" office:value-type="string">
            <text:p text:style-name="P3"/>
          </table:table-cell>
        </table:table-row>
      </table:table>
      <text:h text:style-name="Heading_20_2" text:outline-level="2">Commentaires du sponsor</text:h>
      <text:p text:style-name="P4"><draw:control text:anchor-type="as-char" draw:z-index="33" draw:name="Shape9" draw:style-name="gr2" draw:text-style-name="P20" svg:width="6.4217in" svg:height="2.285in" draw:control="control34"/></text:p>
      <text:p text:style-name="P4"/>
      <text:p text:style-name="P4"><text:span text:style-name="T4"><draw:control text:anchor-type="as-char" draw:z-index="36" draw:name="Shape10" draw:style-name="gr5" draw:text-style-name="P21" svg:width="0.1268in" svg:height="0.1496in" draw:control="control37"/></text:span><text:span text:style-name="T4"><text:s/>J’envisage de proposer un autre projet commun l’année prochaine </text:span></text:p>
      <text:p text:style-name="P4"/>
      <text:p text:style-name="P4"><text:span text:style-name="T5">La fiche complétée est à renvoyer à </text:span><text:a xlink:type="simple" xlink:href="mailto:nicolas.herbaut@univ-paris1.fr?subject=projet-commun-m1" text:style-name="Internet_20_link" text:visited-style-name="Visited_20_Internet_20_Link"><text:span text:style-name="T5">nicolas.herbaut@univ-paris1.f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2.1465in" svg:height="0.5091in" draw:z-index="37"><draw:image xlink:href="Pictures/100002010000023A000000872A9A0F52FE374B49.png" xlink:type="simple" xlink:show="embed" xlink:actuate="onLoad" loext:mime-type="image/x-vclgraphic"/></draw:frame></text:p>
      </style:header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’évaluation Projets Communs M1 MIAGE Sorbonne</dc:title>
    <dc:description/>
    <dc:subject/>
    <meta:keyword/>
    <meta:initial-creator>nicolas.herbaut@univ-paris1.fr</meta:initial-creator>
    <meta:creation-date>2022-05-30T07:54:33Z</meta:creation-date>
    <dc:date>2022-05-30T12:37:55.571718721</dc:date>
    <meta:editing-duration>PT1H53M48S</meta:editing-duration>
    <meta:editing-cycles>10</meta:editing-cycles>
    <meta:document-statistic meta:table-count="1" meta:image-count="1" meta:object-count="0" meta:page-count="2" meta:paragraph-count="64" meta:word-count="154" meta:character-count="1012" meta:non-whitespace-character-count="892"/>
    <meta:user-defined meta:name="header-includes"/>
  </office:meta>
</office:document-meta>
</file>